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48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36pt" style:font-size-asian="36pt" style:font-size-complex="36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 style:font-size-asian="24pt" style:font-size-complex="24pt"/>
    </style:style>
    <style:style style:name="P7" style:family="paragraph">
      <loext:graphic-properties draw:fill="none" draw:fill-color="#ffffff"/>
      <style:text-properties fo:font-size="14pt" style:font-size-asian="24pt" style:font-size-complex="24pt"/>
    </style:style>
    <style:style style:name="T1" style:family="text">
      <style:text-properties fo:color="#000000" style:font-name="Liberation Serif" fo:font-size="13.8999996185303pt" fo:font-weight="bold" style:font-size-asian="13.8999996185303pt" style:font-name-complex="Liberation Serif" style:font-size-complex="13.8999996185303pt" style:font-weight-complex="bold"/>
    </style:style>
    <style:style style:name="T2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3" style:family="text">
      <style:text-properties fo:color="#000000" style:font-name="Liberation Serif" fo:font-size="36pt" fo:font-weight="bold" style:font-size-asian="36pt" style:font-name-complex="Liberation Serif" style:font-size-complex="36pt" style:font-weight-complex="bold"/>
    </style:style>
    <style:style style:name="T4" style:family="text">
      <style:text-properties fo:color="#000000" style:font-name="Liberation Serif" fo:font-size="12pt" fo:font-weight="bold" style:font-size-asian="12pt" style:font-name-complex="Liberation Serif" style:font-size-complex="12pt" style:font-weight-complex="bold"/>
    </style:style>
    <style:style style:name="T5" style:family="text">
      <style:text-properties fo:font-size="1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4.798cm" svg:height="0.543cm" svg:x="3.073cm" svg:y="2.029cm">
          <draw:text-box>
            <text:p text:style-name="P1"><text:span text:style-name="T1">Association de Concept Culinaire Créatif de la presqu’île de Guérande</text:span></text:p>
          </draw:text-box>
        </draw:frame>
        <draw:frame draw:style-name="gr2" draw:text-style-name="P3" draw:layer="layout" svg:width="6.424cm" svg:height="0.471cm" svg:x="7.306cm" svg:y="2.586cm">
          <draw:text-box>
            <text:p text:style-name="P1"><text:span text:style-name="T2">(Ci-dessous désignée A3C presqu’île)</text:span></text:p>
          </draw:text-box>
        </draw:frame>
        <draw:frame draw:style-name="gr3" draw:text-style-name="P4" draw:layer="layout" svg:width="7.944cm" svg:height="1.406cm" svg:x="6.544cm" svg:y="4.34cm">
          <draw:text-box>
            <text:p text:style-name="P1"><text:span text:style-name="T3">Adhésion 2020</text:span></text:p>
          </draw:text-box>
        </draw:frame>
        <draw:frame draw:style-name="gr2" draw:text-style-name="P3" draw:layer="layout" svg:width="5.531cm" svg:height="0.471cm" svg:x="2.007cm" svg:y="7.225cm">
          <draw:text-box>
            <text:p text:style-name="P1"><text:span text:style-name="T4">Prénom et nom de l’adhérent :</text:span></text:p>
          </draw:text-box>
        </draw:frame>
        <draw:frame draw:style-name="gr2" draw:text-style-name="P3" draw:layer="layout" svg:width="3.461cm" svg:height="0.471cm" svg:x="2.007cm" svg:y="8.199cm">
          <draw:text-box>
            <text:p text:style-name="P1"><text:span text:style-name="T4">Téléphone mobile :</text:span></text:p>
          </draw:text-box>
        </draw:frame>
        <draw:frame draw:style-name="gr2" draw:text-style-name="P3" draw:layer="layout" svg:width="1.471cm" svg:height="0.471cm" svg:x="2.007cm" svg:y="9.173cm">
          <draw:text-box>
            <text:p text:style-name="P1"><text:span text:style-name="T4">E-mail :</text:span></text:p>
          </draw:text-box>
        </draw:frame>
        <draw:frame draw:style-name="gr2" draw:text-style-name="P3" draw:layer="layout" svg:width="1.678cm" svg:height="0.471cm" svg:x="2.007cm" svg:y="10.146cm">
          <draw:text-box>
            <text:p text:style-name="P1"><text:span text:style-name="T4">Adresse :</text:span></text:p>
          </draw:text-box>
        </draw:frame>
        <draw:frame draw:style-name="gr2" draw:text-style-name="P3" draw:layer="layout" svg:width="2.377cm" svg:height="0.471cm" svg:x="2.007cm" svg:y="11.12cm">
          <draw:text-box>
            <text:p text:style-name="P1"><text:span text:style-name="T4">Code postal :</text:span></text:p>
          </draw:text-box>
        </draw:frame>
        <draw:frame draw:style-name="gr2" draw:text-style-name="P3" draw:layer="layout" svg:width="1.094cm" svg:height="0.471cm" svg:x="2.007cm" svg:y="12.094cm">
          <draw:text-box>
            <text:p text:style-name="P1"><text:span text:style-name="T4">Ville :</text:span></text:p>
          </draw:text-box>
        </draw:frame>
        <draw:frame draw:style-name="gr2" draw:text-style-name="P3" draw:layer="layout" svg:width="11.339cm" svg:height="0.471cm" svg:x="2.007cm" svg:y="13.067cm">
          <draw:text-box>
            <text:p text:style-name="P1"><text:span text:style-name="T4">Montant de la cotisation annuelle pour l’année civile en cours :</text:span></text:p>
          </draw:text-box>
        </draw:frame>
        <draw:frame draw:style-name="gr2" draw:text-style-name="P3" draw:layer="layout" svg:width="3.969cm" svg:height="0.471cm" svg:x="2.007cm" svg:y="13.55cm">
          <draw:text-box>
            <text:p text:style-name="P1"><text:span text:style-name="T4">20€ membre adhérent</text:span></text:p>
          </draw:text-box>
        </draw:frame>
        <draw:frame draw:style-name="gr2" draw:text-style-name="P3" draw:layer="layout" svg:width="15.026cm" svg:height="0.471cm" svg:x="2.007cm" svg:y="14.041cm">
          <draw:text-box>
            <text:p text:style-name="P1"><text:span text:style-name="T4">gratuit pour les étudiants-stagiaires pris en charge par l’association A3C presqu’île</text:span></text:p>
          </draw:text-box>
        </draw:frame>
        <draw:frame draw:style-name="gr2" draw:text-style-name="P3" draw:layer="layout" svg:width="13.218cm" svg:height="0.471cm" svg:x="2.007cm" svg:y="14.524cm">
          <draw:text-box>
            <text:p text:style-name="P1"><text:span text:style-name="T4">à partir de 40€ membre adhérent bienfaiteur ; soit __________________€</text:span></text:p>
          </draw:text-box>
        </draw:frame>
        <draw:frame draw:style-name="gr2" draw:text-style-name="P3" draw:layer="layout" svg:width="10.344cm" svg:height="0.471cm" svg:x="2.007cm" svg:y="15.015cm">
          <draw:text-box>
            <text:p text:style-name="P1"><text:span text:style-name="T4">il est possible de faire un don ; soit __________________€</text:span></text:p>
          </draw:text-box>
        </draw:frame>
        <draw:frame draw:style-name="gr2" draw:text-style-name="P3" draw:layer="layout" svg:width="9.815cm" svg:height="0.471cm" svg:x="2.007cm" svg:y="15.498cm">
          <draw:text-box>
            <text:p text:style-name="P1"><text:span text:style-name="T4">payable par chèque libellé à l'ordre "A3C presqu’île".</text:span></text:p>
          </draw:text-box>
        </draw:frame>
        <draw:frame draw:style-name="gr2" draw:text-style-name="P3" draw:layer="layout" svg:width="15.259cm" svg:height="0.471cm" svg:x="2.007cm" svg:y="16.471cm">
          <draw:text-box>
            <text:p text:style-name="P1"><text:span text:style-name="T4">Consentement requis par le règlement général sur la protection des données (RGPD)</text:span></text:p>
          </draw:text-box>
        </draw:frame>
        <draw:frame draw:style-name="gr2" draw:text-style-name="P3" draw:layer="layout" svg:width="16.182cm" svg:height="0.471cm" svg:x="2.007cm" svg:y="16.962cm">
          <draw:text-box>
            <text:p text:style-name="P1"><text:span text:style-name="T2">Les informations collectées dans ce formulaire par l'association "A3C presqu’île" sont utilisées </text:span></text:p>
          </draw:text-box>
        </draw:frame>
        <draw:frame draw:style-name="gr2" draw:text-style-name="P3" draw:layer="layout" svg:width="16.347cm" svg:height="0.471cm" svg:x="2.007cm" svg:y="17.445cm">
          <draw:text-box>
            <text:p text:style-name="P1"><text:span text:style-name="T2">exclusivement par l'association pour la communication, l'échange, le traitement et la gestion des </text:span></text:p>
          </draw:text-box>
        </draw:frame>
        <draw:frame draw:style-name="gr2" draw:text-style-name="P3" draw:layer="layout" svg:width="16.377cm" svg:height="0.471cm" svg:x="2.007cm" svg:y="17.936cm">
          <draw:text-box>
            <text:p text:style-name="P1"><text:span text:style-name="T2">activités en lien avec l'association, et ne sauraient en aucun cas être vendues, cédées par quelque </text:span></text:p>
          </draw:text-box>
        </draw:frame>
        <draw:frame draw:style-name="gr2" draw:text-style-name="P3" draw:layer="layout" svg:width="3.173cm" svg:height="0.471cm" svg:x="2.007cm" svg:y="18.419cm">
          <draw:text-box>
            <text:p text:style-name="P1"><text:span text:style-name="T2">moyen que ce soit.</text:span></text:p>
          </draw:text-box>
        </draw:frame>
        <draw:frame draw:style-name="gr2" draw:text-style-name="P3" draw:layer="layout" svg:width="16.436cm" svg:height="0.471cm" svg:x="2.007cm" svg:y="18.909cm">
          <draw:text-box>
            <text:p text:style-name="P1"><text:span text:style-name="T4">□ </text:span><text:span text:style-name="T4">OUI □ NON</text:span><text:span text:style-name="T2"> J'autorise l'association "A3C presqu’île" à utiliser mes informations personnelles </text:span></text:p>
          </draw:text-box>
        </draw:frame>
        <draw:frame draw:style-name="gr2" draw:text-style-name="P3" draw:layer="layout" svg:width="16.923cm" svg:height="0.471cm" svg:x="2.007cm" svg:y="19.392cm">
          <draw:text-box>
            <text:p text:style-name="P1"><text:span text:style-name="T2">dans le cadre exclusif de l'association et à communiquer avec moi par mon courrier électronique (ci </text:span></text:p>
          </draw:text-box>
        </draw:frame>
        <draw:frame draw:style-name="gr2" draw:text-style-name="P3" draw:layer="layout" svg:width="1.352cm" svg:height="0.471cm" svg:x="2.007cm" svg:y="19.883cm">
          <draw:text-box>
            <text:p text:style-name="P1"><text:span text:style-name="T2">dessus).</text:span></text:p>
          </draw:text-box>
        </draw:frame>
        <draw:frame draw:style-name="gr2" draw:text-style-name="P3" draw:layer="layout" svg:width="16.233cm" svg:height="0.471cm" svg:x="2.007cm" svg:y="20.366cm">
          <draw:text-box>
            <text:p text:style-name="P1"><text:span text:style-name="T4">□ </text:span><text:span text:style-name="T4">OUI □ NON</text:span><text:span text:style-name="T2"> J'autorise l'association "A3C presqu’île" à publier des photos où je figure prises </text:span></text:p>
          </draw:text-box>
        </draw:frame>
        <draw:frame draw:style-name="gr2" draw:text-style-name="P3" draw:layer="layout" svg:width="16.614cm" svg:height="0.471cm" svg:x="2.007cm" svg:y="20.857cm">
          <draw:text-box>
            <text:p text:style-name="P1"><text:span text:style-name="T2">dans le cas d'Activités de l'association: Voyages, Assemblées... sur des supports variés (papiers et </text:span></text:p>
          </draw:text-box>
        </draw:frame>
        <draw:frame draw:style-name="gr2" draw:text-style-name="P3" draw:layer="layout" svg:width="9.099cm" svg:height="0.471cm" svg:x="2.007cm" svg:y="21.34cm">
          <draw:text-box>
            <text:p text:style-name="P1"><text:span text:style-name="T2">dématérialisés) dans le cadre exclusif de l'association.</text:span></text:p>
          </draw:text-box>
        </draw:frame>
        <draw:frame draw:style-name="gr2" draw:text-style-name="P3" draw:layer="layout" svg:width="14.886cm" svg:height="0.471cm" svg:x="2.007cm" svg:y="22.313cm">
          <draw:text-box>
            <text:p text:style-name="P1"><text:span text:style-name="T4">J'adhère à l'association "A3C presqu’île" et je verse : <text:s text:c="2"/>50 € par virement bancaire</text:span></text:p>
          </draw:text-box>
        </draw:frame>
        <draw:frame draw:style-name="gr2" draw:text-style-name="P3" draw:layer="layout" svg:width="1.179cm" svg:height="0.471cm" svg:x="2.007cm" svg:y="23.287cm">
          <draw:text-box>
            <text:p text:style-name="P1"><text:span text:style-name="T2">Fait à :</text:span></text:p>
          </draw:text-box>
        </draw:frame>
        <draw:frame draw:style-name="gr2" draw:text-style-name="P3" draw:layer="layout" svg:width="6.67cm" svg:height="0.471cm" svg:x="2.007cm" svg:y="24.261cm">
          <draw:text-box>
            <text:p text:style-name="P1"><text:span text:style-name="T2">le : <text:s text:c="38"/></text:span><text:span text:style-name="T4">Signature :</text:span></text:p>
          </draw:text-box>
        </draw:frame>
        <draw:frame draw:style-name="gr2" draw:text-style-name="P3" draw:layer="layout" svg:width="2.597cm" svg:height="0.471cm" svg:x="2.007cm" svg:y="25.767cm">
          <draw:text-box>
            <text:p text:style-name="P1"><text:span text:style-name="T2">A3C presqu’île</text:span></text:p>
          </draw:text-box>
        </draw:frame>
        <draw:frame draw:style-name="gr2" draw:text-style-name="P3" draw:layer="layout" svg:width="3.579cm" svg:height="0.471cm" svg:x="2.007cm" svg:y="26.261cm">
          <draw:text-box>
            <text:p text:style-name="P1"><text:span text:style-name="T2">1 rue du Languernais</text:span></text:p>
          </draw:text-box>
        </draw:frame>
        <draw:frame draw:style-name="gr2" draw:text-style-name="P3" draw:layer="layout" svg:width="2.474cm" svg:height="0.471cm" svg:x="2.007cm" svg:y="26.741cm">
          <draw:text-box>
            <text:p text:style-name="P1"><text:span text:style-name="T2">44350 St Molf</text:span></text:p>
          </draw:text-box>
        </draw:frame>
        <draw:frame draw:style-name="gr2" draw:text-style-name="P3" draw:layer="layout" svg:width="3.435cm" svg:height="0.471cm" svg:x="2.007cm" svg:y="27.235cm">
          <draw:text-box>
            <text:p text:style-name="P1"><text:span text:style-name="T2">Tél : 06.71.28.39.36</text:span></text:p>
          </draw:text-box>
        </draw:frame>
        <draw:frame draw:style-name="gr4" draw:text-style-name="P5" draw:layer="layout" svg:width="9.1cm" svg:height="5.617cm" svg:x="8.24cm" svg:y="7.015cm">
          <draw:text-box>
            <text:p>Leruste Régis</text:p>
            <text:p>06.71.28.39.36</text:p>
            <text:p>regis.leruste@free.fr</text:p>
            <text:p>1 rue du Languernais</text:p>
            <text:p>44350</text:p>
            <text:p>St Molf</text:p>
          </draw:text-box>
        </draw:frame>
        <draw:frame draw:style-name="gr4" draw:text-style-name="P7" draw:layer="layout" svg:width="10.1cm" svg:height="0.543cm" svg:x="4.1cm" svg:y="23.557cm">
          <draw:text-box>
            <text:p text:style-name="P6"><text:span text:style-name="T5">S</text:span><text:span text:style-name="T5">t</text:span><text:span text:style-name="T5"> </text:span><text:span text:style-name="T5">M</text:span><text:span text:style-name="T5">o</text:span><text:span text:style-name="T5">l</text:span><text:span text:style-name="T5">f</text:span><text:span text:style-name="T5"> </text:span><text:span text:style-name="T5">l</text:span><text:span text:style-name="T5">e</text:span><text:span text:style-name="T5"> </text:span><text:span text:style-name="T5">2</text:span><text:span text:style-name="T5">0</text:span><text:span text:style-name="T5">/</text:span><text:span text:style-name="T5">0</text:span><text:span text:style-name="T5">4</text:span><text:span text:style-name="T5">/</text:span><text:span text:style-name="T5">2</text:span><text:span text:style-name="T5">0</text:span><text:span text:style-name="T5">2</text:span><text:span text:style-name="T5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2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20T16:55:24.070107986</dc:date>
    <meta:editing-duration>PT7M59S</meta:editing-duration>
    <meta:editing-cycles>2</meta:editing-cycles>
    <meta:generator>LibreOffice/6.0.7.3$Linux_X86_64 LibreOffice_project/00m0$Build-3</meta:generator>
    <meta:print-date>2020-04-20T16:51:02.393377843</meta:print-date>
    <meta:document-statistic meta:object-count="35"/>
  </office:meta>
</office:document-meta>
</file>